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8d2b" officeooo:paragraph-rsid="00088d2b"/>
    </style:style>
    <style:style style:name="P2" style:family="paragraph" style:parent-style-name="Standard">
      <style:paragraph-properties fo:text-align="justify" style:justify-single-word="false"/>
      <style:text-properties officeooo:rsid="00088d2b" officeooo:paragraph-rsid="00099a80"/>
    </style:style>
    <style:style style:name="P3" style:family="paragraph" style:parent-style-name="Standard">
      <style:paragraph-properties fo:text-align="justify" style:justify-single-word="false"/>
      <style:text-properties officeooo:rsid="000bae57" officeooo:paragraph-rsid="000bae57"/>
    </style:style>
    <style:style style:name="P4" style:family="paragraph" style:parent-style-name="Standard">
      <style:paragraph-properties fo:text-align="justify" style:justify-single-word="false"/>
      <style:text-properties officeooo:rsid="000d2020" officeooo:paragraph-rsid="000d2020"/>
    </style:style>
    <style:style style:name="P5" style:family="paragraph" style:parent-style-name="Standard">
      <style:paragraph-properties fo:text-align="justify" style:justify-single-word="false"/>
      <style:text-properties officeooo:rsid="000d2a76" officeooo:paragraph-rsid="000dd995"/>
    </style:style>
    <style:style style:name="P6" style:family="paragraph" style:parent-style-name="Standard">
      <style:paragraph-properties fo:text-align="justify" style:justify-single-word="false"/>
      <style:text-properties officeooo:rsid="000fed7b" officeooo:paragraph-rsid="000fed7b"/>
    </style:style>
    <style:style style:name="P7" style:family="paragraph" style:parent-style-name="Standard">
      <style:paragraph-properties fo:text-align="justify" style:justify-single-word="false"/>
      <style:text-properties officeooo:rsid="000dfba2" officeooo:paragraph-rsid="001146f1"/>
    </style:style>
    <style:style style:name="P8" style:family="paragraph" style:parent-style-name="Standard">
      <style:paragraph-properties fo:text-align="justify" style:justify-single-word="false"/>
      <style:text-properties officeooo:rsid="00099a80" officeooo:paragraph-rsid="000fed7b"/>
    </style:style>
    <style:style style:name="P9" style:family="paragraph" style:parent-style-name="Standard">
      <style:paragraph-properties fo:text-align="justify" style:justify-single-word="false"/>
      <style:text-properties officeooo:rsid="00088d2b" officeooo:paragraph-rsid="00099a80"/>
    </style:style>
    <style:style style:name="T1" style:family="text">
      <style:text-properties officeooo:rsid="00099a80"/>
    </style:style>
    <style:style style:name="T2" style:family="text">
      <style:text-properties officeooo:rsid="000b5804"/>
    </style:style>
    <style:style style:name="T3" style:family="text">
      <style:text-properties style:text-position="super 58%" officeooo:rsid="000b5804" style:font-size-asian="10.5pt"/>
    </style:style>
    <style:style style:name="T4" style:family="text">
      <style:text-properties style:text-position="super 58%" officeooo:rsid="000dd995" style:font-size-asian="10.5pt"/>
    </style:style>
    <style:style style:name="T5" style:family="text">
      <style:text-properties style:text-position="0% 100%" officeooo:rsid="000b5804" style:font-size-asian="10.5pt"/>
    </style:style>
    <style:style style:name="T6" style:family="text">
      <style:text-properties style:text-position="0% 100%" officeooo:rsid="000d2020" style:font-size-asian="10.5pt"/>
    </style:style>
    <style:style style:name="T7" style:family="text">
      <style:text-properties officeooo:rsid="000d2020"/>
    </style:style>
    <style:style style:name="T8" style:family="text">
      <style:text-properties officeooo:rsid="000e7079"/>
    </style:style>
    <style:style style:name="T9" style:family="text">
      <style:text-properties officeooo:rsid="000fed7b"/>
    </style:style>
    <style:style style:name="T10" style:family="text">
      <style:text-properties officeooo:rsid="0010b8d1"/>
    </style:style>
    <style:style style:name="T11" style:family="text">
      <style:text-properties officeooo:rsid="001146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) En este ejercicio existe un grupo de niñas, algunas de ellas amigas entre si, que deben formarse formando una ronda. Siendo 'e' la cantidad de exploradoras, existen (e-1)! permutaciones posibles en las cuales pueden sentarse. El algoritmo a implementar debe hallar, utilizando <text:span text:style-name="T11">backtracking</text:span>, la permutación en donde la separación entre las niñas que son amigas sea menor. La <text:span text:style-name="T9">técnica</text:span> <text:span text:style-name="T11">algorítmica</text:span> para resolver el problema puede reducirse a una decisión simple en cada paso: colocar una u otra niña en un lugar determinado. La m<text:span text:style-name="T8">e</text:span>c<text:span text:style-name="T8">á</text:span>nica del <text:span text:style-name="T11">backtracking</text:span> busca detectar las <text:span text:style-name="T8">instancias en donde los resultados serán peores que el mejor caso registrado, independientemente de las decisiones que se tomen adelante en esa misma rama; de esta forma, se evita el computo de permutaciones que no resultarán óptimas.</text:span></text:p>
      <text:p text:style-name="P2"/>
      <text:p text:style-name="P2">2)</text:p>
      <text:p text:style-name="P2">La mecánica del algoritmo <text:span text:style-name="T1">recursivo</text:span> consiste en <text:span text:style-name="T1">encontrar la mejor permutación posible desde determinada posición (dejando fijos los i primeros elementos).</text:span></text:p>
      <text:p text:style-name="P8">Para esto, <text:span text:style-name="T9">el algoritmo</text:span> <text:span text:style-name="T9">fija un valor</text:span> en la posición i-esima y <text:span text:style-name="T9">se</text:span> <text:span text:style-name="T9">llama</text:span> recursivamente. <text:span text:style-name="T9">Al volver de la recursion, se cambia el valor en la posición i-esima y se vuelve a llamar a llamar a la recursion, hasta que se hallan probado todos los valores posibles.</text:span></text:p>
      <text:p text:style-name="P6">Cuando se detecta una instancia mejor a la anterior, se guarda una copia de la misma, y se recupera posteriormente si n<text:span text:style-name="T10">o se ha detectado un mejor caso.</text:span></text:p>
      <text:p text:style-name="P1"/>
      <text:p text:style-name="P1">3) <text:span text:style-name="T2">La cota de complejidad conseguida pertenece a O(</text:span><text:span text:style-name="T5">e</text:span><text:span text:style-name="T3">e</text:span><text:span text:style-name="T2"> a lna)</text:span></text:p>
      <text:p text:style-name="P1"/>
      <text:p text:style-name="P3">La cantidad de posibles permutaciones posibles para una ronda es de <text:span text:style-name="T7">'</text:span>(e-1)!<text:span text:style-name="T7">'</text:span>; en el peor <text:span text:style-name="T7">escenario posible, los datos de entradas tienen un orden tal que el algoritmo encuentre una mejor situación en cada iteración, por lo cual tendrá que recorrer las '(e-1)!' permutaciones. Además deberá realizar </text:span></text:p>
      <text:p text:style-name="P3"/>
      <text:p text:style-name="P4">En cada colocación de una exploradora, se deberá calcular que distancia existe entre ella y sus amigas, lo cual en un peor caso tiene un costo de O(a ln a)</text:p>
      <text:p text:style-name="P5">Entonces, en el peor caso, la complejidad del algoritmo pertenece a O( <text:span text:style-name="T6">(e-1)!</text:span><text:span text:style-name="T3"> </text:span><text:span text:style-name="T2">a ln a</text:span>), lo cual es menor que O(<text:span text:style-name="T5">e</text:span><text:span text:style-name="T3">e</text:span><text:span text:style-name="T2"> a lna</text:span>), menor a <text:s/>O(<text:span text:style-name="T5">e</text:span><text:span text:style-name="T3">e</text:span><text:span text:style-name="T2"> a</text:span><text:span text:style-name="T4">2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15:03:27.963830372</meta:creation-date>
    <dc:date>2015-08-30T00:32:16.419197318</dc:date>
    <meta:editing-duration>PT2H56M20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340" meta:character-count="2024" meta:non-whitespace-character-count="1691"/>
  </office:meta>
</office:document-meta>
</file>